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FA0000003E9805EE33218A26CBF.png" manifest:media-type="image/png"/>
  <manifest:file-entry manifest:full-path="styles.xml" manifest:media-type="text/xml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5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4" manifest:media-type=""/>
  <manifest:file-entry manifest:full-path="ObjectReplacements/Object 3" manifest:media-type="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源ノ角ゴシック Heavy" svg:font-family="'源ノ角ゴシック Heavy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iberation Sans1" svg:font-family="'Liberation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4cm" fo:margin-right="0cm" fo:margin-top="0cm" fo:margin-bottom="0cm" loext:contextual-spacing="false" fo:line-height="150%" fo:text-align="center" style:justify-single-word="false" fo:text-indent="0cm" style:auto-text-indent="false" style:writing-mode="page"/>
      <style:text-properties style:font-name="Liberation Serif" fo:font-size="13pt" fo:language="es" fo:country="PE" fo:font-weight="bold" officeooo:rsid="002db298" officeooo:paragraph-rsid="001e6745" style:font-size-asian="13pt" style:font-weight-asian="bold" style:font-name-complex="Times New Roman" style:font-size-complex="13pt" style:font-weight-complex="bold"/>
    </style:style>
    <style:style style:name="P2" style:family="paragraph" style:parent-style-name="Standard">
      <style:paragraph-properties fo:margin-left="0.4cm" fo:margin-right="0cm" fo:margin-top="0cm" fo:margin-bottom="0cm" loext:contextual-spacing="false" fo:line-height="150%" fo:text-align="center" style:justify-single-word="false" fo:text-indent="0cm" style:auto-text-indent="false" style:writing-mode="page"/>
      <style:text-properties style:font-name="Liberation Serif" fo:font-size="13pt" fo:language="es" fo:country="PE" fo:font-weight="bold" officeooo:rsid="00180e10" officeooo:paragraph-rsid="001e6745" style:font-size-asian="13pt" style:font-weight-asian="bold" style:font-name-complex="Times New Roman" style:font-size-complex="13pt" style:font-weight-complex="bold"/>
    </style:style>
    <style:style style:name="P3" style:family="paragraph" style:parent-style-name="Standard">
      <style:paragraph-properties fo:margin-left="0.4cm" fo:margin-right="0cm" fo:margin-top="0cm" fo:margin-bottom="0cm" loext:contextual-spacing="false" fo:line-height="150%" fo:text-align="center" style:justify-single-word="false" fo:text-indent="0cm" style:auto-text-indent="false" style:writing-mode="page"/>
      <style:text-properties style:font-name="Liberation Serif" fo:font-size="13pt" fo:language="es" fo:country="PE" fo:font-weight="bold" officeooo:rsid="001e6745" officeooo:paragraph-rsid="001e6745" style:font-size-asian="13pt" style:font-weight-asian="bold" style:font-name-complex="Times New Roman" style:font-size-complex="13pt" style:font-weight-complex="bold"/>
    </style:style>
    <style:style style:name="P4" style:family="paragraph" style:parent-style-name="Standard">
      <style:paragraph-properties fo:margin-left="0.4cm" fo:margin-right="0cm" fo:margin-top="0cm" fo:margin-bottom="0cm" loext:contextual-spacing="false" fo:line-height="150%" fo:text-align="center" style:justify-single-word="false" fo:text-indent="0cm" style:auto-text-indent="false" style:writing-mode="page"/>
      <style:text-properties officeooo:rsid="001aab6a" officeooo:paragraph-rsid="0023e2f9"/>
    </style:style>
    <style:style style:name="P5" style:family="paragraph" style:parent-style-name="List_20_Paragraph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 style:shadow="none" style:writing-mode="page"/>
      <style:text-properties style:font-name="Liberation Serif" officeooo:paragraph-rsid="003f8b7a"/>
    </style:style>
    <style:style style:name="P6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paragraph-rsid="003f8b7a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language="es" fo:country="PE" fo:font-weight="bold" officeooo:rsid="003f8b7a" officeooo:paragraph-rsid="003f8b7a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8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Liberation Serif" officeooo:paragraph-rsid="003f8b7a"/>
    </style:style>
    <style:style style:name="P9" style:family="paragraph" style:parent-style-name="Standard" style:master-page-name="Standard">
      <style:paragraph-properties fo:margin-left="0.4cm" fo:margin-right="0cm" fo:margin-top="0cm" fo:margin-bottom="0cm" loext:contextual-spacing="false" fo:line-height="150%" fo:text-align="center" style:justify-single-word="false" fo:text-indent="0cm" style:auto-text-indent="false" style:page-number="auto" style:writing-mode="page"/>
      <style:text-properties style:font-name="Liberation Serif" fo:font-size="13pt" fo:language="es" fo:country="PE" fo:font-weight="bold" officeooo:paragraph-rsid="001e6745" style:font-size-asian="13pt" style:font-weight-asian="bold" style:font-name-complex="Times New Roman" style:font-size-complex="13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Liberation Serif" fo:font-size="14pt" fo:language="es" fo:country="ES" fo:font-weight="bold" officeooo:paragraph-rsid="003f8b7a" style:font-size-asian="14pt" style:font-weight-asian="bold" style:font-name-complex="Arial1" style:font-size-complex="14pt" style:font-weight-complex="bold"/>
    </style:style>
    <style:style style:name="P11" style:family="paragraph" style:parent-style-name="List_20_Paragraph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style:shadow="none" style:writing-mode="page"/>
      <style:text-properties fo:font-size="14pt" fo:language="es" fo:country="PE" fo:font-weight="bold" officeooo:rsid="003f8b7a" officeooo:paragraph-rsid="003f8b7a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1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Liberation Serif" fo:font-size="14pt" fo:language="es" fo:country="ES" officeooo:paragraph-rsid="003f8b7a" style:font-size-asian="14pt" style:font-name-complex="Arial1" style:font-size-complex="14pt"/>
    </style:style>
    <style:style style:name="P1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Liberation Serif" officeooo:paragraph-rsid="003f8b7a"/>
    </style:style>
    <style:style style:name="P1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text-position="super 58%" style:font-name="Liberation Serif" fo:font-size="14pt" fo:language="es" fo:country="ES" officeooo:paragraph-rsid="003f8b7a" style:font-size-asian="14pt" style:font-name-complex="Arial1" style:font-size-complex="14pt"/>
    </style:style>
    <style:style style:name="P15" style:family="paragraph" style:parent-style-name="List_20_Paragraph">
      <style:paragraph-properties fo:margin-left="1.884cm" fo:margin-right="0cm" fo:text-align="center" style:justify-single-word="false" fo:text-indent="0cm" style:auto-text-indent="false"/>
      <style:text-properties style:font-name="Liberation Serif" fo:font-size="14pt" fo:language="es" fo:country="ES" officeooo:paragraph-rsid="003f8b7a" style:font-size-asian="14pt" style:font-name-complex="Arial1" style:font-size-complex="14pt"/>
    </style:style>
    <style:style style:name="P16" style:family="paragraph" style:parent-style-name="List_20_Paragraph" style:list-style-name="WWNum2">
      <style:paragraph-properties fo:margin-left="3.133cm" fo:margin-right="0cm" fo:text-indent="-0.635cm" style:auto-text-indent="false"/>
      <style:text-properties style:font-name="Liberation Serif" officeooo:paragraph-rsid="003f8b7a"/>
    </style:style>
    <style:style style:name="P17" style:family="paragraph" style:parent-style-name="List_20_Paragraph" style:list-style-name="WWNum2">
      <style:paragraph-properties fo:margin-left="3.133cm" fo:margin-right="0cm" fo:text-indent="-0.635cm" style:auto-text-indent="false"/>
      <style:text-properties style:font-name="Liberation Serif" fo:font-size="14pt" fo:language="es" fo:country="ES" officeooo:paragraph-rsid="003f8b7a" style:font-size-asian="14pt" style:font-name-complex="Arial1" style:font-size-complex="14pt"/>
    </style:style>
    <style:style style:name="P18" style:family="paragraph" style:parent-style-name="List_20_Paragraph" style:list-style-name="WWNum2">
      <style:paragraph-properties fo:margin-left="3.133cm" fo:margin-right="0cm" fo:text-align="start" style:justify-single-word="false" fo:text-indent="-0.635cm" style:auto-text-indent="false"/>
      <style:text-properties style:font-name="Liberation Serif" fo:font-size="14pt" fo:language="es" fo:country="ES" officeooo:paragraph-rsid="003f8b7a" style:font-size-asian="14pt" style:font-name-complex="Arial1" style:font-size-complex="14pt"/>
    </style:style>
    <style:style style:name="P19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Liberation Serif" fo:font-size="14pt" fo:language="es" fo:country="ES" officeooo:paragraph-rsid="003f8b7a" style:font-size-asian="14pt" style:font-name-complex="Arial1" style:font-size-complex="14pt"/>
    </style:style>
    <style:style style:name="T1" style:family="text">
      <style:text-properties officeooo:rsid="003f8b7a"/>
    </style:style>
    <style:style style:name="T2" style:family="text">
      <style:text-properties style:text-position="super 58%" fo:font-size="14pt" fo:language="es" fo:country="ES" style:font-size-asian="14pt" style:font-name-complex="Arial1" style:font-size-complex="14pt"/>
    </style:style>
    <style:style style:name="T3" style:family="text">
      <style:text-properties fo:font-size="14pt" fo:language="es" fo:country="ES" style:font-size-asian="14pt" style:font-name-complex="Arial1" style:font-size-complex="14pt"/>
    </style:style>
    <style:style style:name="T4" style:family="text">
      <style:text-properties fo:font-size="14pt" fo:language="es" fo:country="ES" fo:font-style="italic" style:font-size-asian="14pt" style:font-style-asian="italic" style:font-name-complex="Arial1" style:font-size-complex="14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NIVERSIDAD NACIONAL DE SAN AGUSTÍN</text:p>
      <text:p text:style-name="P1">ESCUELA PROFESIONAL DE CIENCIA DE LA COMPUTACIÓN</text:p>
      <text:p text:style-name="P2">COMPUTACIÓN BIOINSPIRADA</text:p>
      <text:p text:style-name="P3">PRÁCTICA <text:s/>– <text:s/><text:span text:style-name="T1">FIREFLY ALGORITHM</text:span></text:p>
      <text:p text:style-name="P4"/>
      <text:p text:style-name="P11">1. Muestre una iteración del Firefly Algorithm para maximizar el siguiente problema:</text:p>
      <text:p text:style-name="P5"><text:span text:style-name="T3">– x</text:span><text:span text:style-name="T2">2 </text:span><text:span text:style-name="T3">– y</text:span><text:span text:style-name="T2">2</text:span></text:p>
      <text:p text:style-name="P15"/>
      <text:p text:style-name="P12"><draw:frame draw:style-name="fr2" draw:name="Objeto1" text:anchor-type="as-char" svg:width="1.845cm" svg:height="0.467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4"><draw:frame draw:style-name="fr2" draw:name="1" text:anchor-type="as-char" svg:width="1.879cm" svg:height="0.467cm" draw:z-index="1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6"/>
      <text:p text:style-name="P7">Considere los siguientes parámetros:</text:p>
      <text:p text:style-name="P12"><draw:frame draw:style-name="fr3" draw:name="Objeto6" text:anchor-type="as-char" svg:y="-0.377cm" svg:width="0.991cm" svg:height="0.469cm" draw:z-index="7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8"><draw:frame draw:style-name="fr2" draw:name="Objeto4" text:anchor-type="as-char" svg:width="1.348cm" svg:height="0.467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8"><draw:frame draw:style-name="fr2" draw:name="Objeto5" text:anchor-type="as-char" svg:width="1.141cm" svg:height="0.531cm" draw:z-index="6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4"><draw:frame draw:style-name="fr2" draw:name="Objeto2" text:anchor-type="as-char" svg:width="1.159cm" svg:height="0.531cm" draw:z-index="4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14"><draw:frame draw:style-name="fr2" draw:name="Objeto3" text:anchor-type="as-char" svg:width="0.977cm" svg:height="0.467cm" draw:z-index="5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8"/>
      <text:p text:style-name="P10">Muestre: </text:p>
      <text:list xml:id="list6451079543913939675" text:style-name="WWNum2">
        <text:list-item>
          <text:p text:style-name="P17">La distancia entre abejas</text:p>
        </text:list-item>
        <text:list-item>
          <text:p text:style-name="P16"><text:span text:style-name="T3">El numero </text:span><text:span text:style-name="T4">random</text:span></text:p>
        </text:list-item>
        <text:list-item>
          <text:p text:style-name="P18">Las nuevas posiciones y brill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源ノ角ゴシック Heavy" svg:font-family="'源ノ角ゴシック Heavy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iberation Sans1" svg:font-family="'Liberation Sans'" style:font-family-generic="system" style:font-pitch="variable"/>
    <style:font-face style:name="Times New Roman" svg:font-family="'Times New Roman'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fo:line-height="150%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fo:line-height="150%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FreeSans" fo:font-family="FreeSans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塗りつぶしなし線なしオブジェクト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1_7e_LT_7e_Gliederung_20_1" style:display-name="alizarin1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1_7e_LT_7e_Gliederung_20_2" style:display-name="alizarin1~LT~Gliederung 2" style:family="paragraph" style:parent-style-name="alizarin1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lizarin1_7e_LT_7e_Gliederung_20_3" style:display-name="alizarin1~LT~Gliederung 3" style:family="paragraph" style:parent-style-name="alizarin1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1_7e_LT_7e_Gliederung_20_4" style:display-name="alizarin1~LT~Gliederung 4" style:family="paragraph" style:parent-style-name="alizarin1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1_7e_LT_7e_Gliederung_20_5" style:display-name="alizarin1~LT~Gliederung 5" style:family="paragraph" style:parent-style-name="alizarin1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1_7e_LT_7e_Gliederung_20_6" style:display-name="alizarin1~LT~Gliederung 6" style:family="paragraph" style:parent-style-name="alizarin1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1_7e_LT_7e_Gliederung_20_7" style:display-name="alizarin1~LT~Gliederung 7" style:family="paragraph" style:parent-style-name="alizarin1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1_7e_LT_7e_Gliederung_20_8" style:display-name="alizarin1~LT~Gliederung 8" style:family="paragraph" style:parent-style-name="alizarin1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1_7e_LT_7e_Gliederung_20_9" style:display-name="alizarin1~LT~Gliederung 9" style:family="paragraph" style:parent-style-name="alizarin1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1_7e_LT_7e_Titel" style:display-name="alizarin1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1_7e_LT_7e_Untertitel" style:display-name="alizarin1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1_7e_LT_7e_Notizen" style:display-name="alizarin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1_7e_LT_7e_Hintergrundobjekte" style:display-name="alizarin1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1_7e_LT_7e_Hintergrund" style:display-name="alizarin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lizarin1_5f__7e_LT_7e_Gliederung_20_1" style:display-name="alizarin1_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1_5f__7e_LT_7e_Gliederung_20_2" style:display-name="alizarin1_~LT~Gliederung 2" style:family="paragraph" style:parent-style-name="alizarin1_5f_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lizarin1_5f__7e_LT_7e_Gliederung_20_3" style:display-name="alizarin1_~LT~Gliederung 3" style:family="paragraph" style:parent-style-name="alizarin1_5f_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1_5f__7e_LT_7e_Gliederung_20_4" style:display-name="alizarin1_~LT~Gliederung 4" style:family="paragraph" style:parent-style-name="alizarin1_5f_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1_5f__7e_LT_7e_Gliederung_20_5" style:display-name="alizarin1_~LT~Gliederung 5" style:family="paragraph" style:parent-style-name="alizarin1_5f_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1_5f__7e_LT_7e_Gliederung_20_6" style:display-name="alizarin1_~LT~Gliederung 6" style:family="paragraph" style:parent-style-name="alizarin1_5f_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1_5f__7e_LT_7e_Gliederung_20_7" style:display-name="alizarin1_~LT~Gliederung 7" style:family="paragraph" style:parent-style-name="alizarin1_5f_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1_5f__7e_LT_7e_Gliederung_20_8" style:display-name="alizarin1_~LT~Gliederung 8" style:family="paragraph" style:parent-style-name="alizarin1_5f_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1_5f__7e_LT_7e_Gliederung_20_9" style:display-name="alizarin1_~LT~Gliederung 9" style:family="paragraph" style:parent-style-name="alizarin1_5f_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1_5f__7e_LT_7e_Titel" style:display-name="alizarin1_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1_5f__7e_LT_7e_Untertitel" style:display-name="alizarin1_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1_5f__7e_LT_7e_Notizen" style:display-name="alizarin1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1_5f__7e_LT_7e_Hintergrundobjekte" style:display-name="alizarin1_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1_5f__7e_LT_7e_Hintergrund" style:display-name="alizarin1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1.729cm" svg:y="-2cm" svg:width="12.282cm" svg:height="2.619cm" draw:z-index="0"><draw:image xlink:href="Pictures/1000020100000FA0000003E9805EE33218A26CBF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7:13:01.446437084</meta:creation-date>
    <dc:date>2019-06-30T19:18:12.673178975</dc:date>
    <meta:editing-duration>PT2H34M11S</meta:editing-duration>
    <meta:editing-cycles>33</meta:editing-cycles>
    <meta:generator>LibreOffice/5.1.6.2$Linux_X86_64 LibreOffice_project/10m0$Build-2</meta:generator>
    <meta:document-statistic meta:table-count="0" meta:image-count="1" meta:object-count="7" meta:page-count="1" meta:paragraph-count="18" meta:word-count="51" meta:character-count="349" meta:non-whitespace-character-count="306"/>
  </office:meta>
</office:document-meta>
</file>

<file path=Object 1/content.xml><?xml version="1.0" encoding="utf-8"?>
<math xmlns="http://www.w3.org/1998/Math/MathML" display="block">
  <semantics>
    <mrow>
      <mrow>
        <mo stretchy="false">−</mo>
        <mn>5</mn>
      </mrow>
      <mi>≤</mi>
      <mi>y</mi>
      <mi>≤</mi>
      <mn>5</mn>
    </mrow>
    <annotation encoding="StarMath 5.0">-5≤y≤5</annotation>
  </semantics>
</math>
</file>

<file path=Object 2/content.xml><?xml version="1.0" encoding="utf-8"?>
<math xmlns="http://www.w3.org/1998/Math/MathML" display="block">
  <semantics>
    <mrow>
      <mrow>
        <mo stretchy="false">−</mo>
        <mn>5</mn>
      </mrow>
      <mi>≤</mi>
      <mi>x</mi>
      <mi>≤</mi>
      <mn>5</mn>
    </mrow>
    <annotation encoding="StarMath 5.0">-5≤x≤5</annotation>
  </semantics>
</math>
</file>

<file path=Object 3/content.xml><?xml version="1.0" encoding="utf-8"?>
<math xmlns="http://www.w3.org/1998/Math/MathML" display="block">
  <semantics>
    <mrow>
      <msub>
        <mi>β</mi>
        <mn>0</mn>
      </msub>
      <mo stretchy="false">=</mo>
      <mn>1</mn>
    </mrow>
    <annotation encoding="StarMath 5.0">{β} rsub {0} =1 </annotation>
  </semantics>
</math>
</file>

<file path=Object 4/content.xml><?xml version="1.0" encoding="utf-8"?>
<math xmlns="http://www.w3.org/1998/Math/MathML" display="block">
  <semantics>
    <mrow>
      <mi>γ</mi>
      <mo stretchy="false">=</mo>
      <mn>1</mn>
    </mrow>
    <annotation encoding="StarMath 5.0">γ=1</annotation>
  </semantics>
</math>
</file>

<file path=Object 5/content.xml><?xml version="1.0" encoding="utf-8"?>
<math xmlns="http://www.w3.org/1998/Math/MathML" display="block">
  <semantics>
    <mrow>
      <mi>α</mi>
      <mo stretchy="false">=</mo>
      <mn>0.2</mn>
    </mrow>
    <annotation encoding="StarMath 5.0">α=0.2</annotation>
  </semantics>
</math>
</file>

<file path=Object 6/content.xml><?xml version="1.0" encoding="utf-8"?>
<math xmlns="http://www.w3.org/1998/Math/MathML" display="block">
  <semantics>
    <mrow>
      <msub>
        <mi>S</mi>
        <mi>k</mi>
      </msub>
      <mo stretchy="false">=</mo>
      <mn>1</mn>
    </mrow>
    <annotation encoding="StarMath 5.0">{S} rsub {k} =1</annotation>
  </semantics>
</math>
</file>

<file path=Object 7/content.xml><?xml version="1.0" encoding="utf-8"?>
<math xmlns="http://www.w3.org/1998/Math/MathML" display="block">
  <semantics>
    <mrow>
      <mi>n</mi>
      <mo stretchy="false">=</mo>
      <mn>5</mn>
    </mrow>
    <annotation encoding="StarMath 5.0">{n} =5</annotation>
  </semantics>
</math>
</file>